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rutiger-Black" svg:font-family="Frutiger-Black"/>
    <style:font-face style:name="ZUMENHelvetica" svg:font-family="ZUMENHelvetica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64in"/>
    </style:style>
    <style:style style:name="co2" style:family="table-column">
      <style:table-column-properties fo:break-before="auto" style:column-width="5.396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555in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0.0555in solid #000000" fo:border-left="none" fo:border-right="none" fo:border-top="none"/>
    </style:style>
    <style:style style:name="ce6" style:family="table-cell" style:parent-style-name="Default">
      <style:text-properties style:use-window-font-color="true" style:text-outline="false" style:text-line-through-style="none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231f20" style:text-outline="false" style:text-line-through-style="none" style:font-name="Frutiger-Black" fo:font-size="9pt" fo:font-style="normal" fo:text-shadow="none" style:text-underline-style="none" fo:font-weight="bold" style:text-underline-mode="continuous" style:text-overline-mode="continuous" style:text-line-through-mode="continuous" style:font-name-asian="Frutiger-Black" style:font-size-asian="9pt" style:font-style-asian="normal" style:font-weight-asian="bold" style:font-name-complex="Frutiger-Black" style:font-size-complex="5.09999990463257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6.80000019073486pt"/>
    </style:style>
    <style:style style:name="T2" style:family="text">
      <style:text-properties style:font-name="ZUMENHelvetica" fo:font-size="7pt" style:font-name-asian="ZUMENHelvetica" style:font-size-asian="7pt" style:font-name-complex="ZUMENHelvetica" style:font-size-complex="4p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021" table:default-cell-style-name="Default"/>
        <table:table-row table:style-name="ro1" table:number-rows-repeated="4">
          <table:table-cell/>
          <table:table-cell table:style-name="ce2"/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3" office:value-type="string">
            <text:p>AVIP-mod board</text:p>
          </table:table-cell>
          <table:table-cell table:style-name="ce5" table:number-columns-repeated="2"/>
          <table:table-cell table:number-columns-repeated="1020"/>
        </table:table-row>
        <table:table-row table:style-name="ro2">
          <table:table-cell table:style-name="ce1"/>
          <table:table-cell table:style-name="ce1" office:value-type="string">
            <text:p>part</text:p>
          </table:table-cell>
          <table:table-cell table:style-name="ce1" office:value-type="string">
            <text:p>discription</text:p>
          </table:table-cell>
          <table:table-cell table:style-name="ce1" office:value-type="string">
            <text:p>Amount</text:p>
          </table:table-cell>
          <table:table-cell table:style-name="ce1" table:number-columns-repeated="1020"/>
        </table:table-row>
        <table:table-row table:style-name="ro3">
          <table:table-cell/>
          <table:table-cell office:value-type="string">
            <text:p>Micro</text:p>
          </table:table-cell>
          <table:table-cell table:style-name="ce6" office:value-type="string">
            <text:p>Picaxe 14M2 150 mil / 3.81 mm SOIC (SO-14) (<text:span text:style-name="T1">AXE017M2SM )</text:span>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1-R6</text:p>
          </table:table-cell>
          <table:table-cell office:value-type="string">
            <text:p>2kohm 0402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1</text:p>
          </table:table-cell>
          <table:table-cell office:value-type="string">
            <text:p>100nf <text:s text:c="2"/>040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L1-L4</text:p>
          </table:table-cell>
          <table:table-cell office:value-type="string">
            <text:p>0ohm 040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Y,PB,PR,CO,DA,LA,RA</text:p>
          </table:table-cell>
          <table:table-cell office:value-type="string">
            <text:p>U.fl IPX smd socket (<text:span text:style-name="T2">U.FL-R-SMT-1)</text:span>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R1,2,3,4</text:p>
          </table:table-cell>
          <table:table-cell office:value-type="string">
            <text:p>2N2222 sot2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Component board</text:p>
          </table:table-cell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1" office:value-type="string">
            <text:p>part</text:p>
          </table:table-cell>
          <table:table-cell table:style-name="ce1" office:value-type="string">
            <text:p>discription</text:p>
          </table:table-cell>
          <table:table-cell table:style-name="ce1" office:value-type="string">
            <text:p>Amoun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CA1,2,3,4,5,6,7,8,9</text:p>
          </table:table-cell>
          <table:table-cell table:style-name="ce7" office:value-type="string">
            <text:p>BTOR 1 vertical rca connector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Y,PB,PR,CO,DA,LA,RA</text:p>
          </table:table-cell>
          <table:table-cell office:value-type="string">
            <text:p>U.fl IPX smd socket (<text:span text:style-name="T2">U.FL-R-SMT-1)</text:span>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oslink</text:p>
          </table:table-cell>
          <table:table-cell office:value-type="string">
            <text:p>DLT11B0A vertical toslink sender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2</text:p>
          </table:table-cell>
          <table:table-cell office:value-type="string">
            <text:p>1uf 120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Vga board</text:p>
          </table:table-cell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1" office:value-type="string">
            <text:p>part</text:p>
          </table:table-cell>
          <table:table-cell table:style-name="ce1" office:value-type="string">
            <text:p>discription</text:p>
          </table:table-cell>
          <table:table-cell table:style-name="ce1" office:value-type="string">
            <text:p>Amoun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vga socket</text:p>
          </table:table-cell>
          <table:table-cell office:value-type="string">
            <text:p>DE-15 (17hd-015-S-AA-0-30)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Y,PB,PR</text:p>
          </table:table-cell>
          <table:table-cell office:value-type="string">
            <text:p>U.fl IPX smd socket (<text:span text:style-name="T2">U.FL-R-SMT-1)</text:span>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Sound board</text:p>
          </table:table-cell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1" office:value-type="string">
            <text:p>part</text:p>
          </table:table-cell>
          <table:table-cell table:style-name="ce1" office:value-type="string">
            <text:p>discription</text:p>
          </table:table-cell>
          <table:table-cell table:style-name="ce1" office:value-type="string">
            <text:p>Amount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DA,LA,RA</text:p>
          </table:table-cell>
          <table:table-cell office:value-type="string">
            <text:p>U.fl IPX smd socket (<text:span text:style-name="T2">U.FL-R-SMT-1)</text:span>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CA1,2,3</text:p>
          </table:table-cell>
          <table:table-cell table:style-name="ce7" office:value-type="string">
            <text:p>BTOR 1 vertical rca connector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oslink</text:p>
          </table:table-cell>
          <table:table-cell office:value-type="string">
            <text:p>DLT11B0A</text:p>
          </table:table-cell>
          <table:table-cell office:value-type="float" office:value="1">
            <text:p>1</text:p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rutiger-Black" svg:font-family="Frutiger-Black"/>
    <style:font-face style:name="ZUMENHelvetica" svg:font-family="ZUMENHelvetica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4">03/14/2015</text:date>, <text:time>15:1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5M2S</meta:editing-duration>
    <meta:editing-cycles>18</meta:editing-cycles>
    <meta:generator>OpenOffice/4.1.0$Win32 OpenOffice.org_project/410m18$Build-9764</meta:generator>
    <dc:date>2015-03-14T15:10:26.23</dc:date>
    <meta:document-statistic meta:table-count="1" meta:cell-count="61" meta:object-count="0"/>
    <meta:user-defined meta:name="Info 1"/>
    <meta:user-defined meta:name="Info 2"/>
    <meta:user-defined meta:name="Info 3"/>
    <meta:user-defined meta:name="Info 4"/>
  </office:meta>
</office:document-meta>
</file>